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80000017B1AD678AB.png" manifest:media-type="image/png"/>
  <manifest:file-entry manifest:full-path="Pictures/10000000000000E8000000EDFA3C77EC.png" manifest:media-type="image/png"/>
  <manifest:file-entry manifest:full-path="Pictures/10000000000001EF000000A78EE353FF.png" manifest:media-type="image/png"/>
  <manifest:file-entry manifest:full-path="Pictures/100000000000031300000197749B7B75.png" manifest:media-type="image/png"/>
  <manifest:file-entry manifest:full-path="Pictures/1000000000000218000002393635677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1.641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254cm" svg:stroke-color="#ffbf00" draw:marker-start-width="0.579cm" draw:marker-end-width="0.579cm" draw:fill-color="#ffbf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527cm" fo:min-width="2.595cm" fo:padding-top="0.165cm" fo:padding-bottom="0.165cm" fo:padding-left="0.29cm" fo:padding-right="0.29cm" loext:decorative="false"/>
    </style:style>
    <style:style style:name="gr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622cm" fo:min-width="1.325cm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55cm" svg:height="8.763cm" svg:x="1.317cm" svg:y="1.444cm">
          <draw:image xlink:href="Pictures/10000000000002180000023936356779.png" xlink:type="simple" xlink:show="embed" xlink:actuate="onLoad" draw:mime-type="image/png">
            <text:p/>
          </draw:image>
        </draw:frame>
        <draw:frame draw:style-name="gr2" draw:text-style-name="P3" draw:layer="layout" svg:width="16.828cm" svg:height="1.891cm" svg:x="10.842cm" svg:y="7.985cm">
          <draw:text-box>
            <text:p text:style-name="P2"><text:span text:style-name="T1">For Linux:</text:span></text:p>
            <text:p text:style-name="P2"><text:span text:style-name="T2">/usr/lib/libreoffice/share/Scripts/python</text:span></text:p>
          </draw:text-box>
        </draw:frame>
        <draw:frame draw:style-name="gr3" draw:text-style-name="P4" draw:layer="layout" svg:width="17.647cm" svg:height="9.126cm" svg:x="10.525cm" svg:y="10.262cm">
          <draw:image xlink:href="Pictures/100000000000031300000197749B7B75.png" xlink:type="simple" xlink:show="embed" xlink:actuate="onLoad" draw:mime-type="image/png">
            <text:p/>
          </draw:image>
        </draw:frame>
        <draw:custom-shape draw:style-name="gr4" draw:text-style-name="P1" draw:layer="layout" svg:width="3.175cm" svg:height="2.857cm" svg:x="14.335cm" svg:y="13.38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3" draw:layer="layout" svg:width="20.003cm" svg:height="1.891cm" svg:x="1.952cm" svg:y="1.762cm">
          <draw:text-box>
            <text:p text:style-name="P2"><text:span text:style-name="T1">For Linux:</text:span></text:p>
            <text:p text:style-name="P2"><text:span text:style-name="T2">/usr/lib/libreoffice/share/Scripts/python</text:span></text:p>
          </draw:text-box>
        </draw:frame>
        <draw:frame draw:style-name="gr5" draw:text-style-name="P1" draw:layer="layout" svg:width="6.137cm" svg:height="6.27cm" svg:x="1.952cm" svg:y="4.572cm">
          <draw:image xlink:href="Pictures/10000000000000E8000000EDFA3C77EC.png" xlink:type="simple" xlink:show="embed" xlink:actuate="onLoad" draw:mime-type="image/png">
            <text:p/>
          </draw:image>
        </draw:frame>
        <draw:frame draw:style-name="gr6" draw:text-style-name="P5" xml:id="id2" draw:id="id2" draw:layer="layout" svg:width="13.096cm" svg:height="4.418cm" svg:x="15.209cm" svg:y="15.287cm">
          <draw:image xlink:href="Pictures/10000000000001EF000000A78EE353FF.png" xlink:type="simple" xlink:show="embed" xlink:actuate="onLoad" draw:mime-type="image/png">
            <text:p/>
          </draw:image>
        </draw:frame>
        <draw:frame draw:style-name="gr6" draw:text-style-name="P5" draw:layer="layout" svg:width="6.349cm" svg:height="7.713cm" svg:x="9.256cm" svg:y="4.81cm">
          <draw:image xlink:href="Pictures/10000000000001380000017B1AD678AB.png" xlink:type="simple" xlink:show="embed" xlink:actuate="onLoad" draw:mime-type="image/png">
            <text:p/>
          </draw:image>
        </draw:frame>
        <draw:custom-shape draw:style-name="gr7" draw:text-style-name="P1" xml:id="id1" draw:id="id1" draw:layer="layout" svg:width="1.905cm" svg:height="0.952cm" svg:x="11.16cm" svg:y="5.445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13.065cm" svg:y1="5.921cm" svg:x2="21.757cm" svg:y2="15.287cm" draw:start-shape="id1" draw:start-glue-point="1" draw:end-shape="id2" draw:end-glue-point="0" svg:d="M13065 5921h540l8152 8866v500" svg:viewBox="0 0 8693 9367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3:34:58.921140865</meta:creation-date>
    <dc:date>2025-12-17T15:22:58.555666363</dc:date>
    <meta:editing-duration>PT51M52S</meta:editing-duration>
    <meta:editing-cycles>5</meta:editing-cycles>
    <meta:generator>LibreOffice/24.2.7.2$Linux_X86_64 LibreOffice_project/420$Build-2</meta:generator>
    <meta:document-statistic meta:object-count="10"/>
  </office:meta>
</office:document-meta>
</file>